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e essential pages that every blog should have include:<text:line-break/><text:line-break/>1. **Homepage**: The main entry point for visitors, often displaying the latest blog posts in chronological order[2].<text:line-break/><text:line-break/>2. **About Page**: Provides information about the blog owner, the blog's purpose, mission, values, and what users can expect from the content[2].<text:line-break/><text:line-break/>3. **Contact Page**: Allows visitors to quickly contact the blog owner using a contact form, email address, location map, or social media profiles[2].<text:line-break/><text:line-break/>4. **Start Here Page**: Introduces new users to the blog's most valuable content, helping them navigate the site effectively[2].<text:line-break/><text:line-break/>5. **Disclaimer Page**: Informs users about how the blog is monetized, such as through affiliate products or banner ads, to maintain transparency and credibility[2].<text:line-break/><text:line-break/>6. **Custom 404 Page**: Replaces the default 404 error page with a more user-friendly and informative page[2].<text:line-break/><text:line-break/>7. **Archives Page**: Contains all blog posts, making it easier for users to find older content[2].<text:line-break/><text:line-break/>8. **Advertise Page**: Provides information about available ad spots, page views, and audience demographics for advertisers[2].<text:line-break/><text:line-break/>9. **Products/Services Page**: Lists and details products or services offered by the blog owner[2].<text:line-break/><text:line-break/>10. **Privacy Policy Page**: Informs users about the data collected on the website and how it is used[2].<text:line-break/><text:line-break/>11. **Terms of Service Page**: Protects the blog owner's content and rights by outlining the terms of use for the website[2].<text:line-break/><text:line-break/>Additionally, some blogs may also include:<text:line-break/><text:line-break/>- **Resources Page**: Lists tools and services used by the blog owner, often for affiliate marketing purposes[1].<text:line-break/>- **Write for Us Page**: For guest posting and collaboration[2].<text:line-break/>- **Author Page(s)**: For multi-author blogs, providing information about each writer[2].<text:line-break/>- **Portfolio Page**: For showcasing the blog owner's best work[2].<text:line-break/>- **Recent Comments Page**: For boosting comment engagement by displaying the latest conversations[2].<text:line-break/>- **FAQ Page**: For answering commonly asked questions and building trust with readers[2].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8T13:26:41.159000000</meta:creation-date>
    <dc:date>2024-06-08T13:30:57.050000000</dc:date>
    <meta:editing-duration>PT4M16S</meta:editing-duration>
    <meta:editing-cycles>1</meta:editing-cycles>
    <meta:document-statistic meta:table-count="0" meta:image-count="0" meta:object-count="0" meta:page-count="1" meta:paragraph-count="1" meta:word-count="296" meta:character-count="2025" meta:non-whitespace-character-count="1716"/>
    <meta:generator>LibreOffice/24.2.2.2$Windows_X86_64 LibreOffice_project/d56cc158d8a96260b836f100ef4b4ef25d6f1a01</meta:generator>
  </office:meta>
</office:document-meta>
</file>